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c43ae"/>
    </style:style>
    <style:style style:name="T3" style:family="text">
      <style:text-properties officeooo:rsid="002b0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ocalizz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</text:span><text:span text:style-name="T2">a localizzazione della lesion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35:02.285686281</dc:date>
    <meta:editing-duration>PT16M24S</meta:editing-duration>
    <meta:editing-cycles>18</meta:editing-cycles>
    <meta:document-statistic meta:table-count="2" meta:image-count="0" meta:object-count="0" meta:page-count="1" meta:paragraph-count="35" meta:word-count="53" meta:character-count="376" meta:non-whitespace-character-count="358"/>
  </office:meta>
</office:document-meta>
</file>